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cambria" svg:font-family="cambria"/>
    <style:font-face style:name="trebuchet ms" svg:font-family="'trebuchet ms', verdana, arial,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padding="0.074cm" fo:border-left="none" fo:border-right="none" fo:border-top="none" fo:border-bottom="0.002cm solid #000000" style:join-border="false"/>
    </style:style>
    <style:style style:name="P2" style:family="paragraph" style:parent-style-name="Text_20_body">
      <style:text-properties fo:font-size="12pt"/>
    </style:style>
    <style:style style:name="P3" style:family="paragraph" style:parent-style-name="Text_20_body">
      <style:text-properties fo:font-size="12pt" fo:font-weight="bold"/>
    </style:style>
    <style:style style:name="P4" style:family="paragraph" style:parent-style-name="Text_20_body">
      <style:paragraph-properties fo:text-align="justify" style:justify-single-word="false"/>
      <style:text-properties fo:font-size="12pt" fo:font-weight="bold"/>
    </style:style>
    <style:style style:name="P5" style:family="paragraph" style:parent-style-name="Text_20_body">
      <style:paragraph-properties fo:text-align="justify" style:justify-single-word="false"/>
      <style:text-properties fo:font-size="12pt"/>
    </style:style>
    <style:style style:name="P6" style:family="paragraph" style:parent-style-name="Text_20_body">
      <style:paragraph-properties fo:line-height="115%" fo:text-align="justify" style:justify-single-word="false"/>
      <style:text-properties fo:font-size="12pt"/>
    </style:style>
    <style:style style:name="P7" style:family="paragraph" style:parent-style-name="Text_20_body">
      <style:paragraph-properties fo:text-align="justify" style:justify-single-word="false"/>
      <style:text-properties style:font-name="trebuchet ms" fo:font-size="12pt"/>
    </style:style>
    <style:style style:name="P8" style:family="paragraph" style:parent-style-name="Text_20_body">
      <style:paragraph-properties fo:text-align="justify" style:justify-single-word="false"/>
      <style:text-properties style:font-name="trebuchet ms" fo:font-size="12pt" fo:font-weight="bold"/>
    </style:style>
    <style:style style:name="P9" style:family="paragraph" style:parent-style-name="Text_20_body">
      <style:paragraph-properties fo:line-height="115%" fo:text-align="justify" style:justify-single-word="false"/>
      <style:text-properties style:font-name="trebuchet ms" fo:font-size="12pt" fo:font-weight="bold"/>
    </style:style>
    <style:style style:name="P10" style:family="paragraph" style:parent-style-name="Text_20_body">
      <style:paragraph-properties fo:line-height="115%" fo:text-align="justify" style:justify-single-word="false"/>
      <style:text-properties style:font-name="trebuchet ms" fo:font-size="12pt"/>
    </style:style>
    <style:style style:name="P11" style:family="paragraph" style:parent-style-name="Text_20_body">
      <style:paragraph-properties fo:text-align="justify" style:justify-single-word="false"/>
      <style:text-properties style:font-name="trebuchet ms" fo:font-size="10pt" fo:font-style="italic"/>
    </style:style>
    <style:style style:name="P12" style:family="paragraph" style:parent-style-name="Text_20_body">
      <style:paragraph-properties fo:text-align="justify" style:justify-single-word="false"/>
      <style:text-properties style:font-name="trebuchet ms" fo:font-size="10pt"/>
    </style:style>
    <style:style style:name="P13" style:family="paragraph" style:parent-style-name="Text_20_body">
      <style:paragraph-properties fo:text-align="justify" style:justify-single-word="false"/>
      <style:text-properties style:font-name="trebuchet ms"/>
    </style:style>
    <style:style style:name="P14" style:family="paragraph" style:parent-style-name="Text_20_body">
      <style:text-properties fo:font-size="10pt"/>
    </style:style>
    <style:style style:name="P15" style:family="paragraph" style:parent-style-name="Text_20_body">
      <style:paragraph-properties fo:text-align="justify" style:justify-single-word="false"/>
      <style:text-properties fo:font-size="10pt"/>
    </style:style>
    <style:style style:name="P16" style:family="paragraph" style:parent-style-name="Text_20_body">
      <style:paragraph-properties fo:text-align="justify" style:justify-single-word="false"/>
      <style:text-properties fo:font-size="10pt" fo:font-weight="bold"/>
    </style:style>
    <style:style style:name="P17" style:family="paragraph" style:parent-style-name="Text_20_body">
      <style:text-properties style:font-name="cambria" fo:font-size="10pt" fo:language="es" fo:country="ES"/>
    </style:style>
    <style:style style:name="P18" style:family="paragraph" style:parent-style-name="Text_20_body">
      <style:text-properties style:font-name="cambria" fo:font-size="10pt" fo:language="es" fo:country="ES" fo:font-weight="bold"/>
    </style:style>
    <style:style style:name="P19" style:family="paragraph" style:parent-style-name="Text_20_body">
      <style:paragraph-properties fo:margin-left="2.498cm" fo:margin-right="0cm" fo:text-align="justify" style:justify-single-word="false" fo:text-indent="0cm" style:auto-text-indent="false"/>
      <style:text-properties style:font-name="trebuchet ms" fo:font-size="12pt"/>
    </style:style>
    <style:style style:name="P20" style:family="paragraph" style:parent-style-name="Text_20_body">
      <style:paragraph-properties fo:margin-left="2.498cm" fo:margin-right="0cm" fo:text-align="justify" style:justify-single-word="false" fo:text-indent="0cm" style:auto-text-indent="false"/>
      <style:text-properties style:font-name="trebuchet ms" fo:font-size="12pt" fo:font-weight="bold"/>
    </style:style>
    <style:style style:name="P21" style:family="paragraph" style:parent-style-name="Text_20_body">
      <style:paragraph-properties fo:margin-left="0cm" fo:margin-right="0cm" fo:text-align="justify" style:justify-single-word="false" fo:text-indent="-0.635cm" style:auto-text-indent="false"/>
      <style:text-properties fo:font-size="10pt" fo:font-style="italic"/>
    </style:style>
    <style:style style:name="P22" style:family="paragraph" style:parent-style-name="Text_20_body">
      <style:paragraph-properties fo:margin-left="0cm" fo:margin-right="0cm" fo:text-align="justify" style:justify-single-word="false" fo:text-indent="-0.635cm" style:auto-text-indent="false"/>
      <style:text-properties style:font-name="trebuchet ms" fo:font-size="10pt" fo:font-style="italic"/>
    </style:style>
    <style:style style:name="P23" style:family="paragraph" style:parent-style-name="Text_20_body">
      <style:paragraph-properties fo:margin-left="2.117cm" fo:margin-right="0cm" fo:text-align="justify" style:justify-single-word="false" fo:text-indent="-0.635cm" style:auto-text-indent="false"/>
      <style:text-properties style:font-name="trebuchet ms" fo:font-size="12pt" fo:font-weight="bold"/>
    </style:style>
    <style:style style:name="P24" style:family="paragraph" style:parent-style-name="Text_20_body">
      <style:paragraph-properties fo:margin-left="2.117cm" fo:margin-right="0cm" fo:text-align="justify" style:justify-single-word="false" fo:text-indent="0cm" style:auto-text-indent="false"/>
      <style:text-properties fo:font-size="12pt" fo:font-weight="bold"/>
    </style:style>
    <style:style style:name="P25" style:family="paragraph" style:parent-style-name="Text_20_body">
      <style:paragraph-properties fo:margin-left="2.117cm" fo:margin-right="0cm" fo:text-align="justify" style:justify-single-word="false" fo:text-indent="0cm" style:auto-text-indent="false"/>
      <style:text-properties style:font-name="trebuchet ms" fo:font-size="12pt" fo:font-weight="bold"/>
    </style:style>
    <style:style style:name="P26" style:family="paragraph" style:parent-style-name="Text_20_body">
      <style:paragraph-properties fo:margin-left="1.905cm" fo:margin-right="0cm" fo:text-align="justify" style:justify-single-word="false" fo:text-indent="-0.635cm" style:auto-text-indent="false"/>
      <style:text-properties style:font-name="trebuchet ms" fo:font-size="10pt"/>
    </style:style>
    <style:style style:name="T1" style:family="text">
      <style:text-properties fo:font-weight="bold"/>
    </style:style>
    <style:style style:name="T2" style:family="text">
      <style:text-properties fo:font-style="italic"/>
    </style:style>
    <style:style style:name="T3" style:family="text">
      <style:text-properties fo:font-size="12pt"/>
    </style:style>
    <style:style style:name="T4" style:family="text">
      <style:text-properties fo:font-variant="normal" fo:text-transform="none"/>
    </style:style>
    <style:style style:name="T5" style:family="text">
      <style:text-properties fo:font-variant="normal" fo:text-transform="none"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l objetivo de este trabajo consiste aplicar los contenidos teóricos sobre los que reflexionamos en la materia a una propuesta concreta de diseño de videojuegos. Elegimos el momento de la creación de la idea, la fase inicial, para observar cómo se ponen de manifiesto los conceptos y as herramientas que abordamos en la materia en un momento clave del desarrollo de un videojuego.</text:p>
      <text:p text:style-name="P8">Consigna</text:p>
      <text:p text:style-name="P5">Les proponemos que realicen la fase inicial de diseño de un videojuego (documento de concepto // punto 1. Visión General) y que reflexionen, sustentados en la teoría, sobre las decisiones que tomaron para diseñar el producto (en ese momento del proceso).</text:p>
      <text:p text:style-name="P8">Desarrollo: </text:p>
      <text:p text:style-name="P19">El trabajo consta de dos instancias: una escrita y otra oral</text:p>
      <text:p text:style-name="P20">INSTANCIA ESCRITA (también incluye dos partes):</text:p>
      <text:p text:style-name="P19"><text:span text:style-name="T1">1.Redactar una visión general del Documento de Concepto, con que inician habitualmente el diseño de un videojuego (ver anexo), según lo trabajaron en la materia Introducción a los Videojuegos.</text:span></text:p>
      <text:p text:style-name="P22">Pueden elegir un caso ya diseñado por ustedes o bien proponer uno exclusivamente para este trabajo, que podrán continuar desarrollando en las materias que siguen en la tecnicatura. De nuestra parte, alentamos esta segunda opción, de modo que puedan egresar de la tecnicatura con un porfolio de videojuegos con el que abrirse lugar en el mercado.</text:p>
      <text:p text:style-name="P22">El videojuego debe abordar, a través de su contenido, algunos de los temas sobre los que nos abocamos en la materia: la educación, la ética, la brecha cultural digital,los efectos de los juegos en los usuarios, la relación real-virtual, etc.</text:p>
      <text:p text:style-name="P21"/>
      <text:p text:style-name="P23"><text:span text:style-name="T2">2. R</text:span>edactar una fundamentación, en clave teórica, en la que queden registradas las reflexiones que realizaron para tomar decisiones en relación con el tema y los atributos del videojuego.</text:p>
      <text:p text:style-name="P11">Es decir, en esta parte,deben dar sustento teórico a la visión general del documento de concepto. Deben dar cuenta, apoyados en la teoría sobre la que conversamos en la materia, de por qué definieron un videojuego, con esos personajes, ese arte, esas música, etc. siempre pensando en los aspectos comunicacionales de los videojuegos, en su relación con la sociedad.</text:p>
      <text:p text:style-name="P11">Les proponemos aquí una guía que, como tal, los puede orientar para resolver esta parte del trabajo. </text:p>
      <text:p text:style-name="P4"/>
      <text:p text:style-name="P9">Organización de la estructura del documento de presentación del trabajo final</text:p>
      <text:p text:style-name="P10">1. Título y datos del autor</text:p>
      <text:p text:style-name="P10">2. Parte 1. Documento de concepto, sección Visión General, según modelo incluido en esta consigna.</text:p>
      <text:p text:style-name="P10">3. Parte 2. Fundamentación (entre 3 y 6 carillas A4, fuente Arial 12, interlineado 1,5. </text:p>
      <text:p text:style-name="P10">4. Bibliografía.</text:p>
      <text:p text:style-name="P2"/>
      <text:p text:style-name="P8">Fecha de entrega</text:p>
      <text:p text:style-name="P7"><text:span text:style-name="T1">H</text:span>asta dos semanas antes de la fecha de examen a la que deseen presentarse, dentro del periodo que dura la regularidad en la materia.</text:p>
      <text:p text:style-name="P24"/>
      <text:p text:style-name="P25"><text:soft-page-break/>INSTANCIA ORAL</text:p>
      <text:p text:style-name="P7"><text:span text:style-name="T1">Entrevista.</text:span>Esta instancia evaluativa finaliza con una entrevista presencial, que se realiza en la mesa del examen final, en la que conversaremos sobre los resultados del trabajo.</text:p>
      <text:p text:style-name="P6">A partir de este momento pueden hacer consultas sobre cualquier duda que surja para la producción y la escritura del trabajo. El aula seguirá abierta y pondremos a disposición un foro de consultas, ya que las inquietudes de unos pueden servir para ilumniar las de otros. Además, claro, podrán formular dudas o consultas parciales por correo. </text:p>
      <text:p text:style-name="P13"/>
      <text:p text:style-name="P14">...................................................................................................................</text:p>
      <text:p text:style-name="P3">Anexos</text:p>
      <text:p text:style-name="P14">PARTE ESCRITA 1</text:p>
      <text:p text:style-name="P18">Documento de concepto / Visión general</text:p>
      <text:p text:style-name="P18">Nombre del juego </text:p>
      <text:p text:style-name="P18">1.1. Un renglón </text:p>
      <text:p text:style-name="P17">&lt;Escribe en un renglón una descripción de tu juego.&gt; </text:p>
      <text:p text:style-name="P18">1.2. Un párrafo </text:p>
      <text:p text:style-name="P17">&lt; Escribe en un párrafo de no más de 5 renglones, una descripción de tu juego.&gt; </text:p>
      <text:p text:style-name="P18">1.3. Características principales </text:p>
      <text:p text:style-name="P17">&lt;Detalla aquí, las características principales de tu juego. Piensa en estos como una serie de puntos clave que podrían aparecer en la parte de atrás de la caja con que se vende tu videojuego.Estos son los puntos que podrían destacar a tu juego de otros similares o que sirven de atracción a los futuros jugadores. Escribe una muy breve explicación de cada uno de los puntos, pero el título de cada uno debería explicarse por sí mismo.&gt; </text:p>
      <text:p text:style-name="P18">1.4. Background </text:p>
      <text:p text:style-name="P17">&lt;Describe brevemente las Fuentes en las que te inspiraste para desarrollar tu idea (Libros, películas, otros Videojuegos, …etc.&gt; </text:p>
      <text:p text:style-name="P18">1.5. Audiencia y tecnologías soportadas</text:p>
      <text:p text:style-name="P17">&lt;¿A qué público está principalmente orientado tu Proyecto? Describe el perfil del jugador al cual apuntas. ¿Qué consola/s soportará/n tu juego? ¿Estará tu juego soportado sobre algún dispositivo de control o accesorio particular?&gt; </text:p>
      <text:p text:style-name="P18">1.6. Historia</text:p>
      <text:p text:style-name="P17">&lt;Si tu juego tiene una Historia, descríbela aquí.&gt; </text:p>
      <text:p text:style-name="P18">1.7. Arte</text:p>
      <text:p text:style-name="P17">&lt;Describe brevemente como te imaginas y cuál será la característica principal del Arte presente en tu Videojuego.&gt; </text:p>
      <text:p text:style-name="P18">1.8. Música </text:p>
      <text:p text:style-name="P17">&lt;Si tu juego tendrá música, describe brevemente que tipo de música imaginas para el mismo.&gt; </text:p>
      <text:p text:style-name="P15"/>
      <text:p text:style-name="P15">PARTE ESCRITA 2. </text:p>
      <text:p text:style-name="P16">Guía de reflexión para la fundamentación del documento de concepto.</text:p>
      <text:p text:style-name="P12">Esta guía es orientadora, no deben responderla exhaustivamente, ni en el orden aquí propuesto. Para cada caso, cada alumno considerará las preguntas que sean pertinentes y agregará nuevas ideas. Sin embargo, a los fines de guiar el trabajo, listamos algunas preguntas para organizar la fundamentación.</text:p>
      <text:p text:style-name="P26">1.¿Cómo surge la idea del juego? ¿Qué tema de la materia funcionó como disparador? ¿Qué <text:soft-page-break/>situaciones de los videojuegos y la sociedad se abordan en este videojuego (ya sea por el contenido o por los efectos que pueda provocar?</text:p>
      <text:p text:style-name="P26">2.¿Qué juegos ya existentes te sirvieron como inspiradores para pensar el propio? ¿Qué aspectos sociales se resuelven mejor en tu propuesta que en las existentes? ¿Qué aspectos sociales se abordan en tu juego como novedad?</text:p>
      <text:p text:style-name="P26">3.¿Qué características tienen los usuarios destinatarios de tu juego? ¿Qué debilidades y qué fortalezasle encontrás a tu propuesta para que funcione la idea en el público que pensaste como destinatario?</text:p>
      <text:p text:style-name="P26">4.¿Cómo dialoga el arte de tu videojuego con el contenido? ¿Cómo impacta en los usuarios destinatarios de tu propuesta? ¿Qué cambios en el arte alterarían el contenido de tu propuesta? ¿Qué cambios en el arte alterarían el público elegido?</text:p>
      <text:p text:style-name="P26">5.¿Cómo dialoga la música de tu videojuego con el contenido? ¿Cómo impacta en los usuarios destinatarios de tu propuesta? ¿Qué cambios en la música alterarían el contenido de tu propuesta? ¿Qué cambios en la música alterarían el público elegido?</text:p>
      <text:p text:style-name="Standard"/>
      <text:p text:style-name="P1"/>
      <text:p text:style-name="Standard"/>
      <text:p text:style-name="Standard"/>
      <text:p text:style-name="P9">DOS: Preparación del trabajo final</text:p>
      <text:p text:style-name="P6"/>
      <text:p text:style-name="P10">Como bien saben, esta materia se aprueba habiendo participado en las propuestas que les hicimos durante la cursada (tanto de participación en los foros como de entrega de tareas) y con la defensa oral de un trabajo escrito. </text:p>
      <text:p text:style-name="Text_20_body"/>
      <text:p text:style-name="P8">Objetivo</text:p>
      <text:p text:style-name="P7">El objetivo de este trabajo consiste aplicar los contenidos teóricos sobre los que reflexionamos en la materia a una propuesta concreta de diseño de videojuegos. Elegimos el momento de la creación de la idea, la fase inicial, para observar cómo se ponen de manifiesto los conceptos y as herramientas que abordamos en la materia en un momento clave del desarrollo de un videojuego.</text:p>
      <text:p text:style-name="P8">Consigna</text:p>
      <text:p text:style-name="P5">Les proponemos que realicen la fase inicial de diseño de un videojuego (documento de concepto // punto 1. Visión General) y que reflexionen, sustentados en la teoría, sobre las decisiones que tomaron para diseñar el producto (en ese momento del proceso).</text:p>
      <text:p text:style-name="P8">Desarrollo: </text:p>
      <text:p text:style-name="P19">El trabajo consta de dos instancias: una escrita y otra oral</text:p>
      <text:p text:style-name="P20">INSTANCIA ESCRITA (también incluye dos partes):</text:p>
      <text:p text:style-name="P19"><text:span text:style-name="T1">1.</text:span><text:span text:style-name="T5"> </text:span><text:span text:style-name="T1">Redactar una visión general del Documento de Concepto, con que inician habitualmente el diseño de un videojuego (ver anexo), según lo trabajaron en la materia Introducción a los Videojuegos.</text:span></text:p>
      <text:p text:style-name="P22">Pueden elegir un caso ya diseñado por ustedes o bien proponer uno exclusivamente para este trabajo, que podrán continuar desarrollando en las materias que siguen en la tecnicatura. De nuestra parte, alentamos esta segunda opción, de modo que puedan egresar de la tecnicatura con un porfolio de videojuegos con el que abrirse lugar en el mercado.</text:p>
      <text:p text:style-name="P22">El videojuego debe abordar, a través de su contenido, algunos de los temas sobre los que nos abocamos en la materia: la educación, la ética, la brecha cultural digital, los efectos de los juegos en los usuarios, la relación real-virtual, etc.</text:p>
      <text:p text:style-name="P21"><text:soft-page-break/></text:p>
      <text:p text:style-name="P23"><text:span text:style-name="T2">2. R</text:span>edactar una fundamentación, en clave teórica, en la que queden registradas las reflexiones que realizaron para tomar decisiones en relación con el tema y los atributos del videojuego.</text:p>
      <text:p text:style-name="P11">Es decir, en esta parte, deben dar sustento teórico a la visión general del documento de concepto. Deben dar cuenta, apoyados en la teoría sobre la que conversamos en la materia, de por qué definieron un videojuego, con esos personajes, ese arte, esas música, etc. siempre pensando en los aspectos comunicacionales de los videojuegos, en su relación con la sociedad.</text:p>
      <text:p text:style-name="P11">Les proponemos aquí una guía que, como tal, los puede orientar para resolver esta parte del trabajo. </text:p>
      <text:p text:style-name="P4"/>
      <text:p text:style-name="P9">Organización de la estructura del documento de presentación del trabajo final</text:p>
      <text:p text:style-name="P10">1. Título y datos del autor</text:p>
      <text:p text:style-name="P10">2. Parte 1. Documento de concepto, sección Visión General, según modelo incluido en esta consigna.</text:p>
      <text:p text:style-name="P10">3. Parte 2. Fundamentación (entre 3 y 6 carillas A4, fuente Arial 12, interlineado 1,5. </text:p>
      <text:p text:style-name="P10">4. Bibliografía.</text:p>
      <text:p text:style-name="P2"/>
      <text:p text:style-name="P8">Fecha de entrega</text:p>
      <text:p text:style-name="P7"><text:span text:style-name="T1">H</text:span>asta dos semanas antes de la fecha de examen a la que deseen presentarse, dentro del periodo que dura la regularidad en la materia.</text:p>
      <text:p text:style-name="P24"/>
      <text:p text:style-name="P25">INSTANCIA ORAL</text:p>
      <text:p text:style-name="P7"><text:span text:style-name="T1">Entrevista.</text:span> Esta instancia evaluativa finaliza con una entrevista presencial, que se realiza en la mesa del examen final, en la que conversaremos sobre los resultados del trabajo.</text:p>
      <text:p text:style-name="P6">A partir de este momento pueden hacer consultas sobre cualquier duda que surja para la producción y la escritura del trabajo. El aula seguirá abierta y pondremos a disposición un foro de consultas, ya que las inquietudes de unos pueden servir para ilumniar las de otros. Además, claro, podrán formular dudas o consultas parciales por correo. </text:p>
      <text:p text:style-name="P13"/>
      <text:p text:style-name="P14">...................................................................................................................</text:p>
      <text:p text:style-name="P3">Anexos</text:p>
      <text:p text:style-name="P14">PARTE ESCRITA 1</text:p>
      <text:p text:style-name="P18">Documento de concepto / Visión general</text:p>
      <text:p text:style-name="P18">Nombre del juego </text:p>
      <text:p text:style-name="P18">1.1. Un renglón </text:p>
      <text:p text:style-name="P17">&lt;Escribe en un renglón una descripción de tu juego.&gt; </text:p>
      <text:p text:style-name="P18">1.2. Un párrafo </text:p>
      <text:p text:style-name="P17">&lt; Escribe en un párrafo de no más de 5 renglones, una descripción de tu juego.&gt; </text:p>
      <text:p text:style-name="P18">1.3. Características principales </text:p>
      <text:p text:style-name="P17">&lt;Detalla aquí, las características principales de tu juego. Piensa en estos como una serie de puntos clave que <text:soft-page-break/>podrían aparecer en la parte de atrás de la caja con que se vende tu videojuego. Estos son los puntos que podrían destacar a tu juego de otros similares o que sirven de atracción a los futuros jugadores. Escribe una muy breve explicación de cada uno de los puntos, pero el título de cada uno debería explicarse por sí mismo.&gt; </text:p>
      <text:p text:style-name="P18">1.4. Background </text:p>
      <text:p text:style-name="P17">&lt;Describe brevemente las Fuentes en las que te inspiraste para desarrollar tu idea (Libros, películas, otros Videojuegos, …etc.&gt; </text:p>
      <text:p text:style-name="P18">1.5. Audiencia y tecnologías soportadas</text:p>
      <text:p text:style-name="P17">&lt;¿A qué público está principalmente orientado tu Proyecto? Describe el perfil del jugador al cual apuntas. ¿Qué consola/s soportará/n tu juego? ¿Estará tu juego soportado sobre algún dispositivo de control o accesorio particular?&gt; </text:p>
      <text:p text:style-name="P18">1.6. Historia</text:p>
      <text:p text:style-name="P17">&lt;Si tu juego tiene una Historia, descríbela aquí.&gt; </text:p>
      <text:p text:style-name="P18">1.7. Arte</text:p>
      <text:p text:style-name="P17">&lt;Describe brevemente como te imaginas y cuál será la característica principal del Arte presente en tu Videojuego.&gt; </text:p>
      <text:p text:style-name="P18">1.8. Música </text:p>
      <text:p text:style-name="P17">&lt;Si tu juego tendrá música, describe brevemente que tipo de música imaginas para el mismo.&gt; </text:p>
      <text:p text:style-name="P15"/>
      <text:p text:style-name="P15">PARTE ESCRITA 2. </text:p>
      <text:p text:style-name="P16">Guía de reflexión para la fundamentación del documento de concepto.</text:p>
      <text:p text:style-name="P12">Esta guía es orientadora, no deben responderla exhaustivamente, ni en el orden aquí propuesto. Para cada caso, cada alumno considerará las preguntas que sean pertinentes y agregará nuevas ideas. Sin embargo, a los fines de guiar el trabajo, listamos algunas preguntas para organizar la fundamentación.</text:p>
      <text:p text:style-name="P26">1.<text:span text:style-name="T4"> </text:span>¿Cómo surge la idea del juego? ¿Qué tema de la materia funcionó como disparador? ¿Qué situaciones de los videojuegos y la sociedad se abordan en este videojuego (ya sea por el contenido o por los efectos que pueda provocar?</text:p>
      <text:p text:style-name="P26">2.<text:span text:style-name="T4"> </text:span>¿Qué juegos ya existentes te sirvieron como inspiradores para pensar el propio? ¿Qué aspectos sociales se resuelven mejor en tu propuesta que en las existentes? ¿Qué aspectos sociales se abordan en tu juego como novedad?</text:p>
      <text:p text:style-name="P26">3.<text:span text:style-name="T4"> </text:span>¿Qué características tienen los usuarios destinatarios de tu juego? ¿Qué debilidades y qué fortalezas le encontrás a tu propuesta para que funcione la idea en el público que pensaste como destinatario?</text:p>
      <text:p text:style-name="P26">4.<text:span text:style-name="T4"> </text:span>¿Cómo dialoga el arte de tu videojuego con el contenido? ¿Cómo impacta en los usuarios destinatarios de tu propuesta? ¿Qué cambios en el arte alterarían el contenido de tu propuesta? ¿Qué cambios en el arte alterarían el público elegido?</text:p>
      <text:p text:style-name="P26">5.<text:span text:style-name="T4"> </text:span>¿Cómo dialoga la música de tu videojuego con el contenido? ¿Cómo impacta en los usuarios destinatarios de tu propuesta? ¿Qué cambios en la música alterarían el contenido de tu propuesta? ¿Qué cambios en la música alterarían el público elegid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cambria" svg:font-family="cambria"/>
    <style:font-face style:name="trebuchet ms" svg:font-family="'trebuchet ms', verdana, arial,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52S</meta:editing-duration>
    <meta:editing-cycles>3</meta:editing-cycles>
    <meta:generator>OpenOffice.org/3.4.1$Win32 OpenOffice.org_project/341m1$Build-9593</meta:generator>
    <dc:date>2012-11-16T20:10:46.09</dc:date>
    <meta:document-statistic meta:table-count="0" meta:image-count="0" meta:object-count="0" meta:page-count="5" meta:paragraph-count="105" meta:word-count="2019" meta:character-count="12737"/>
    <meta:user-defined meta:name="Info 1"/>
    <meta:user-defined meta:name="Info 2"/>
    <meta:user-defined meta:name="Info 3"/>
    <meta:user-defined meta:name="Info 4"/>
  </office:meta>
</office:document-meta>
</file>